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19">
      <style:table-cell-properties fo:background-color="#ffff99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6" table:default-cell-style-name="Default"/>
        <table:table-column table:style-name="co2" table:default-cell-style-name="ce15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5"/>
        <table:table-column table:style-name="co4" table:default-cell-style-name="ce12"/>
        <table:table-column table:style-name="co5" table:default-cell-style-name="ce20"/>
        <table:table-column table:style-name="co6" table:default-cell-style-name="ce21"/>
        <table:table-column table:style-name="co6" table:default-cell-style-name="Default"/>
        <table:table-column table:style-name="co4" table:default-cell-style-name="ce12"/>
        <table:table-column table:style-name="co6" table:default-cell-style-name="ce23"/>
        <table:table-column table:style-name="co7" table:default-cell-style-name="ce26"/>
        <table:table-column table:style-name="co4" table:default-cell-style-name="ce12"/>
        <table:table-column table:style-name="co6" table:default-cell-style-name="ce23"/>
        <table:table-column table:style-name="co2" table:default-cell-style-name="ce28"/>
        <table:table-column table:style-name="co4" table:default-cell-style-name="ce12"/>
        <table:table-column table:style-name="co6" table:default-cell-style-name="ce23"/>
        <table:table-column table:style-name="co7" table:default-cell-style-name="ce26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2 – 1</text:p>
          </table:table-cell>
          <table:table-cell table:style-name="ce13" office:value-type="string">
            <text:p>Q3 – 5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3</text:p>
          </table:table-cell>
          <table:table-cell table:style-name="ce13" office:value-type="string">
            <text:p>FP4</text:p>
          </table:table-cell>
          <table:table-cell table:style-name="ce13" office:value-type="string">
            <text:p>FP5</text:p>
          </table:table-cell>
          <table:table-cell table:style-name="ce17" office:value-type="string">
            <text:p>FP Final</text:p>
          </table:table-cell>
          <table:table-cell table:style-name="ce11"/>
          <table:table-cell table:style-name="ce18" office:value-type="string">
            <text:p>Final Grade</text:p>
          </table:table-cell>
          <table:table-cell office:value-type="string">
            <text:p>Final Grade</text:p>
          </table:table-cell>
          <table:table-cell table:style-name="ce21" office:value-type="string">
            <text:p>Final GPA</text:p>
          </table:table-cell>
          <table:table-cell table:style-name="ce11"/>
          <table:table-cell table:style-name="ce22" office:value-type="string">
            <text:p>Letter Grade</text:p>
          </table:table-cell>
          <table:table-cell table:style-name="ce25" office:value-type="string">
            <text:p>Numerical Grade</text:p>
          </table:table-cell>
          <table:table-cell table:style-name="ce11"/>
          <table:table-cell table:style-name="ce22" office:value-type="string">
            <text:p>Letter Grade</text:p>
          </table:table-cell>
          <table:table-cell table:style-name="ce27" office:value-type="string">
            <text:p>GPA </text:p>
          </table:table-cell>
          <table:table-cell table:style-name="ce11"/>
          <table:table-cell table:style-name="ce22"/>
          <table:table-cell table:style-name="ce25"/>
          <table:table-cell table:style-name="ce13" table:number-columns-repeated="979"/>
        </table:table-row>
        <table:table-row table:style-name="ro2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4" office:value-type="string">
            <text:p>A</text:p>
          </table:table-cell>
          <table:table-cell table:style-name="ce9" table:formula="of:=(SUM(VLOOKUP([.B2]; [.$AI$2:.$AJ$14]; 2; 0);  VLOOKUP([.C2]; [.$AI$2:.$AJ$14]; 2; 0); VLOOKUP([.D2]; [.$AI$2:.$AJ$14]; 2; 0); VLOOKUP([.E2]; [.$AI$2:.$AJ$14]; 2; 0); VLOOKUP([.F2]; [.$AI$2:.$AJ$14]; 2; 0); VLOOKUP([.G2]; [.$AI$2:.$AJ$14]; 2; 0); VLOOKUP([.H2]; [.$AI$2:.$AJ$14]; 2; 0) ) ) / 800 * 0.3" office:value-type="float" office:value="0.23925">
            <text:p>0.23925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89">
            <text:p>89</text:p>
          </table:table-cell>
          <table:table-cell table:style-name="ce9" table:formula="of:=(([.K2] / 50)*0.15 + ([.L2] / 50)*0.15 + ([.M2] / 100)*0.2)" office:value-type="float" office:value="0.46">
            <text:p>0.460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/>
          <table:table-cell/>
          <table:table-cell table:style-name="ce18" table:formula="of:=[.I2] + [.N2] + [.V2] + [.AC2]" office:value-type="float" office:value="0.69925">
            <text:p>0.69925</text:p>
          </table:table-cell>
          <table:table-cell table:style-name="ce19" table:formula="of:=IF([.AE2]&gt;=0.9875;&quot;A+&quot;;  IF([.AE2]&gt;=0.94; &quot;A&quot;; IF([.AE2]&gt;=0.9; &quot;A-&quot;; IF([.AE2]&gt;=0.87; &quot;B+&quot;; IF([.AE2]&gt;=0.84;&quot;B&quot;; IF([.AE2]&gt;=0.8; &quot;B-&quot;; IF([.AE2]&gt;=0.77; &quot;C+&quot;; IF([.AE2]&gt;=0.74;&quot;C&quot;; IF([.AE2]&gt;=0.7; &quot;C-&quot;; IF([.AE2]&gt;=0.67; &quot;D+&quot;; IF([.AE2]&gt;=0.64;&quot;D&quot;; IF([.AE2]&gt;=0.6; &quot;D-&quot;; &quot;F&quot;))))))))))))" office:value-type="string" office:string-value="D+">
            <text:p>D+</text:p>
          </table:table-cell>
          <table:table-cell table:style-name="ce21" table:formula="of:=VLOOKUP([.AF2]; [.$AL$2:.$AM$14]; 2; 0)" office:value-type="float" office:value="1.3">
            <text:p>1.3</text:p>
          </table:table-cell>
          <table:table-cell/>
          <table:table-cell office:value-type="string">
            <text:p>A+</text:p>
          </table:table-cell>
          <table:table-cell table:style-name="ce5"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table:number-columns-repeated="7" office:value-type="string">
            <text:p>A</text:p>
          </table:table-cell>
          <table:table-cell table:style-name="ce9" table:formula="of:=(SUM(VLOOKUP([.B3]; [.$AI$2:.$AJ$14]; 2; 0);  VLOOKUP([.C3]; [.$AI$2:.$AJ$14]; 2; 0); VLOOKUP([.D3]; [.$AI$2:.$AJ$14]; 2; 0); VLOOKUP([.E3]; [.$AI$2:.$AJ$14]; 2; 0); VLOOKUP([.F3]; [.$AI$2:.$AJ$14]; 2; 0); VLOOKUP([.G3]; [.$AI$2:.$AJ$14]; 2; 0); VLOOKUP([.H3]; [.$AI$2:.$AJ$14]; 2; 0) ) ) / 800 * 0.3" office:value-type="float" office:value="0.252">
            <text:p>0.25200</text:p>
          </table:table-cell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6">
            <text:p>86</text:p>
          </table:table-cell>
          <table:table-cell table:style-name="ce9" table:formula="of:=(([.K3] / 50)*0.15 + ([.L3] / 50)*0.15 + ([.M3] / 100)*0.2)" office:value-type="float" office:value="0.412">
            <text:p>0.412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/>
          <table:table-cell/>
          <table:table-cell table:style-name="ce18" table:formula="of:=[.I3] + [.N3] + [.V3] + [.AC3]" office:value-type="float" office:value="0.664">
            <text:p>0.66400</text:p>
          </table:table-cell>
          <table:table-cell table:style-name="ce19" table:formula="of:=IF([.AE3]&gt;=0.9875;&quot;A+&quot;;  IF([.AE3]&gt;=0.94; &quot;A&quot;; IF([.AE3]&gt;=0.9; &quot;A-&quot;; IF([.AE3]&gt;=0.87; &quot;B+&quot;; IF([.AE3]&gt;=0.84;&quot;B&quot;; IF([.AE3]&gt;=0.8; &quot;B-&quot;; IF([.AE3]&gt;=0.77; &quot;C+&quot;; IF([.AE3]&gt;=0.74;&quot;C&quot;; IF([.AE3]&gt;=0.7; &quot;C-&quot;; IF([.AE3]&gt;=0.67; &quot;D+&quot;; IF([.AE3]&gt;=0.64;&quot;D&quot;; IF([.AE3]&gt;=0.6; &quot;D-&quot;; &quot;F&quot;))))))))))))" office:value-type="string" office:string-value="D">
            <text:p>D</text:p>
          </table:table-cell>
          <table:table-cell table:style-name="ce21" table:formula="of:=VLOOKUP([.AF3]; [.$AL$2:.$AM$14]; 2; 0)" office:value-type="float" office:value="1">
            <text:p>1</text:p>
          </table:table-cell>
          <table:table-cell/>
          <table:table-cell office:value-type="string">
            <text:p>A</text:p>
          </table:table-cell>
          <table:table-cell table:style-name="ce5"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4]; [.$AI$2:.$AJ$14]; 2; 0);  VLOOKUP([.C4]; [.$AI$2:.$AJ$14]; 2; 0); VLOOKUP([.D4]; [.$AI$2:.$AJ$14]; 2; 0); VLOOKUP([.E4]; [.$AI$2:.$AJ$14]; 2; 0); VLOOKUP([.F4]; [.$AI$2:.$AJ$14]; 2; 0); VLOOKUP([.G4]; [.$AI$2:.$AJ$14]; 2; 0); VLOOKUP([.H4]; [.$AI$2:.$AJ$14]; 2; 0) ) ) / 800 * 0.3" office:value-type="float" office:value="0.199875">
            <text:p>0.19988</text:p>
          </table:table-cell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79">
            <text:p>79</text:p>
          </table:table-cell>
          <table:table-cell table:style-name="ce9" table:formula="of:=(([.K4] / 50)*0.15 + ([.L4] / 50)*0.15 + ([.M4] / 100)*0.2)" office:value-type="float" office:value="0.428">
            <text:p>0.428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8" table:formula="of:=[.I4] + [.N4] + [.V4] + [.AC4]" office:value-type="float" office:value="0.627875">
            <text:p>0.62788</text:p>
          </table:table-cell>
          <table:table-cell table:style-name="ce19" table:formula="of:=IF([.AE4]&gt;=0.9875;&quot;A+&quot;;  IF([.AE4]&gt;=0.94; &quot;A&quot;; IF([.AE4]&gt;=0.9; &quot;A-&quot;; IF([.AE4]&gt;=0.87; &quot;B+&quot;; IF([.AE4]&gt;=0.84;&quot;B&quot;; IF([.AE4]&gt;=0.8; &quot;B-&quot;; IF([.AE4]&gt;=0.77; &quot;C+&quot;; IF([.AE4]&gt;=0.74;&quot;C&quot;; IF([.AE4]&gt;=0.7; &quot;C-&quot;; IF([.AE4]&gt;=0.67; &quot;D+&quot;; IF([.AE4]&gt;=0.64;&quot;D&quot;; IF([.AE4]&gt;=0.6; &quot;D-&quot;; &quot;F&quot;))))))))))))" office:value-type="string" office:string-value="D-">
            <text:p>D-</text:p>
          </table:table-cell>
          <table:table-cell table:style-name="ce21" table:formula="of:=VLOOKUP([.AF4]; [.$AL$2:.$AM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table:style-name="ce5"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3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5]; [.$AI$2:.$AJ$14]; 2; 0);  VLOOKUP([.C5]; [.$AI$2:.$AJ$14]; 2; 0); VLOOKUP([.D5]; [.$AI$2:.$AJ$14]; 2; 0); VLOOKUP([.E5]; [.$AI$2:.$AJ$14]; 2; 0); VLOOKUP([.F5]; [.$AI$2:.$AJ$14]; 2; 0); VLOOKUP([.G5]; [.$AI$2:.$AJ$14]; 2; 0); VLOOKUP([.H5]; [.$AI$2:.$AJ$14]; 2; 0) ) ) / 800 * 0.3" office:value-type="float" office:value="0.18">
            <text:p>0.18000</text:p>
          </table:table-cell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92">
            <text:p>92</text:p>
          </table:table-cell>
          <table:table-cell table:style-name="ce9" table:formula="of:=(([.K5] / 50)*0.15 + ([.L5] / 50)*0.15 + ([.M5] / 100)*0.2)" office:value-type="float" office:value="0.475">
            <text:p>0.475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8" table:formula="of:=[.I5] + [.N5] + [.V5] + [.AC5]" office:value-type="float" office:value="0.655">
            <text:p>0.65500</text:p>
          </table:table-cell>
          <table:table-cell table:style-name="ce19" table:formula="of:=IF([.AE5]&gt;=0.9875;&quot;A+&quot;;  IF([.AE5]&gt;=0.94; &quot;A&quot;; IF([.AE5]&gt;=0.9; &quot;A-&quot;; IF([.AE5]&gt;=0.87; &quot;B+&quot;; IF([.AE5]&gt;=0.84;&quot;B&quot;; IF([.AE5]&gt;=0.8; &quot;B-&quot;; IF([.AE5]&gt;=0.77; &quot;C+&quot;; IF([.AE5]&gt;=0.74;&quot;C&quot;; IF([.AE5]&gt;=0.7; &quot;C-&quot;; IF([.AE5]&gt;=0.67; &quot;D+&quot;; IF([.AE5]&gt;=0.64;&quot;D&quot;; IF([.AE5]&gt;=0.6; &quot;D-&quot;; &quot;F&quot;))))))))))))" office:value-type="string" office:string-value="D">
            <text:p>D</text:p>
          </table:table-cell>
          <table:table-cell table:style-name="ce21" table:formula="of:=VLOOKUP([.AF5]; [.$AL$2:.$AM$14]; 2; 0)" office:value-type="float" office:value="1">
            <text:p>1</text:p>
          </table:table-cell>
          <table:table-cell/>
          <table:table-cell office:value-type="string">
            <text:p>B+</text:p>
          </table:table-cell>
          <table:table-cell table:style-name="ce5"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 table:style-name="ce9" table:formula="of:=(SUM(VLOOKUP([.B6]; [.$AI$2:.$AJ$14]; 2; 0);  VLOOKUP([.C6]; [.$AI$2:.$AJ$14]; 2; 0); VLOOKUP([.D6]; [.$AI$2:.$AJ$14]; 2; 0); VLOOKUP([.E6]; [.$AI$2:.$AJ$14]; 2; 0); VLOOKUP([.F6]; [.$AI$2:.$AJ$14]; 2; 0); VLOOKUP([.G6]; [.$AI$2:.$AJ$14]; 2; 0); VLOOKUP([.H6]; [.$AI$2:.$AJ$14]; 2; 0) ) ) / 800 * 0.3" office:value-type="float" office:value="0.1665">
            <text:p>0.16650</text:p>
          </table:table-cell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70">
            <text:p>70</text:p>
          </table:table-cell>
          <table:table-cell table:style-name="ce9" table:formula="of:=(([.K6] / 50)*0.15 + ([.L6] / 50)*0.15 + ([.M6] / 100)*0.2)" office:value-type="float" office:value="0.398">
            <text:p>0.39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/>
          <table:table-cell/>
          <table:table-cell table:style-name="ce18" table:formula="of:=[.I6] + [.N6] + [.V6] + [.AC6]" office:value-type="float" office:value="0.5645">
            <text:p>0.56450</text:p>
          </table:table-cell>
          <table:table-cell table:style-name="ce19" table:formula="of:=IF([.AE6]&gt;=0.9875;&quot;A+&quot;;  IF([.AE6]&gt;=0.94; &quot;A&quot;; IF([.AE6]&gt;=0.9; &quot;A-&quot;; IF([.AE6]&gt;=0.87; &quot;B+&quot;; IF([.AE6]&gt;=0.84;&quot;B&quot;; IF([.AE6]&gt;=0.8; &quot;B-&quot;; IF([.AE6]&gt;=0.77; &quot;C+&quot;; IF([.AE6]&gt;=0.74;&quot;C&quot;; IF([.AE6]&gt;=0.7; &quot;C-&quot;; IF([.AE6]&gt;=0.67; &quot;D+&quot;; IF([.AE6]&gt;=0.64;&quot;D&quot;; IF([.AE6]&gt;=0.6; &quot;D-&quot;; &quot;F&quot;))))))))))))" office:value-type="string" office:string-value="F">
            <text:p>F</text:p>
          </table:table-cell>
          <table:table-cell table:style-name="ce21" table:formula="of:=VLOOKUP([.AF6]; [.$AL$2:.$AM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table:style-name="ce5"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style-name="ce9" table:formula="of:=(SUM(VLOOKUP([.B7]; [.$AI$2:.$AJ$14]; 2; 0);  VLOOKUP([.C7]; [.$AI$2:.$AJ$14]; 2; 0); VLOOKUP([.D7]; [.$AI$2:.$AJ$14]; 2; 0); VLOOKUP([.E7]; [.$AI$2:.$AJ$14]; 2; 0); VLOOKUP([.F7]; [.$AI$2:.$AJ$14]; 2; 0); VLOOKUP([.G7]; [.$AI$2:.$AJ$14]; 2; 0); VLOOKUP([.H7]; [.$AI$2:.$AJ$14]; 2; 0) ) ) / 800 * 0.3" office:value-type="float" office:value="0.070875">
            <text:p>0.07088</text:p>
          </table:table-cell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76">
            <text:p>76</text:p>
          </table:table-cell>
          <table:table-cell table:style-name="ce9" table:formula="of:=(([.K7] / 50)*0.15 + ([.L7] / 50)*0.15 + ([.M7] / 100)*0.2)" office:value-type="float" office:value="0.371">
            <text:p>0.371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/>
          <table:table-cell/>
          <table:table-cell table:style-name="ce18" table:formula="of:=[.I7] + [.N7] + [.V7] + [.AC7]" office:value-type="float" office:value="0.441875">
            <text:p>0.44188</text:p>
          </table:table-cell>
          <table:table-cell table:style-name="ce19" table:formula="of:=IF([.AE7]&gt;=0.9875;&quot;A+&quot;;  IF([.AE7]&gt;=0.94; &quot;A&quot;; IF([.AE7]&gt;=0.9; &quot;A-&quot;; IF([.AE7]&gt;=0.87; &quot;B+&quot;; IF([.AE7]&gt;=0.84;&quot;B&quot;; IF([.AE7]&gt;=0.8; &quot;B-&quot;; IF([.AE7]&gt;=0.77; &quot;C+&quot;; IF([.AE7]&gt;=0.74;&quot;C&quot;; IF([.AE7]&gt;=0.7; &quot;C-&quot;; IF([.AE7]&gt;=0.67; &quot;D+&quot;; IF([.AE7]&gt;=0.64;&quot;D&quot;; IF([.AE7]&gt;=0.6; &quot;D-&quot;; &quot;F&quot;))))))))))))" office:value-type="string" office:string-value="F">
            <text:p>F</text:p>
          </table:table-cell>
          <table:table-cell table:style-name="ce21" table:formula="of:=VLOOKUP([.AF7]; [.$AL$2:.$AM$14]; 2; 0)" office:value-type="float" office:value="0">
            <text:p>0</text:p>
          </table:table-cell>
          <table:table-cell/>
          <table:table-cell table:style-name="Default" office:value-type="string">
            <text:p>B-</text:p>
          </table:table-cell>
          <table:table-cell table:style-name="ce5" office:value-type="float" office:value="83">
            <text:p>83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 table:formula="of:=(SUM(VLOOKUP([.B8]; [.$AI$2:.$AJ$14]; 2; 0);  VLOOKUP([.C8]; [.$AI$2:.$AJ$14]; 2; 0); VLOOKUP([.D8]; [.$AI$2:.$AJ$14]; 2; 0); VLOOKUP([.E8]; [.$AI$2:.$AJ$14]; 2; 0); VLOOKUP([.F8]; [.$AI$2:.$AJ$14]; 2; 0); VLOOKUP([.G8]; [.$AI$2:.$AJ$14]; 2; 0); VLOOKUP([.H8]; [.$AI$2:.$AJ$14]; 2; 0) ) ) / 800 * 0.3" office:value-type="float" office:value="0.24225">
            <text:p>0.24225</text:p>
          </table:table-cell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84">
            <text:p>84</text:p>
          </table:table-cell>
          <table:table-cell table:style-name="ce9" table:formula="of:=(([.K8] / 50)*0.15 + ([.L8] / 50)*0.15 + ([.M8] / 100)*0.2)" office:value-type="float" office:value="0.426">
            <text:p>0.426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8"/>
          <table:table-cell table:style-name="ce19"/>
          <table:table-cell table:style-name="ce21"/>
          <table:table-cell/>
          <table:table-cell office:value-type="string">
            <text:p>C+</text:p>
          </table:table-cell>
          <table:table-cell table:style-name="ce5" office:value-type="float" office:value="79">
            <text:p>79</text:p>
          </table:table-cell>
          <table:table-cell table:number-columns-repeated="985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style-name="ce9" table:formula="of:=(SUM(VLOOKUP([.B9]; [.$AI$2:.$AJ$14]; 2; 0);  VLOOKUP([.C9]; [.$AI$2:.$AJ$14]; 2; 0); VLOOKUP([.D9]; [.$AI$2:.$AJ$14]; 2; 0); VLOOKUP([.E9]; [.$AI$2:.$AJ$14]; 2; 0); VLOOKUP([.F9]; [.$AI$2:.$AJ$14]; 2; 0); VLOOKUP([.G9]; [.$AI$2:.$AJ$14]; 2; 0); VLOOKUP([.H9]; [.$AI$2:.$AJ$14]; 2; 0) ) ) / 800 * 0.3" office:value-type="float" office:value="0.1935">
            <text:p>0.19350</text:p>
          </table:table-cell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84">
            <text:p>84</text:p>
          </table:table-cell>
          <table:table-cell table:style-name="ce9" table:formula="of:=(([.K9] / 50)*0.15 + ([.L9] / 50)*0.15 + ([.M9] / 100)*0.2)" office:value-type="float" office:value="0.417">
            <text:p>0.417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/>
          <table:table-cell/>
          <table:table-cell table:style-name="ce18" table:formula="of:=[.I9] + [.N9] + [.V9] + [.AC9]" office:value-type="float" office:value="0.6105">
            <text:p>0.61050</text:p>
          </table:table-cell>
          <table:table-cell table:style-name="ce19" table:formula="of:=IF([.AE9]&gt;=0.9875;&quot;A+&quot;;  IF([.AE9]&gt;=0.94; &quot;A&quot;; IF([.AE9]&gt;=0.9; &quot;A-&quot;; IF([.AE9]&gt;=0.87; &quot;B+&quot;; IF([.AE9]&gt;=0.84;&quot;B&quot;; IF([.AE9]&gt;=0.8; &quot;B-&quot;; IF([.AE9]&gt;=0.77; &quot;C+&quot;; IF([.AE9]&gt;=0.74;&quot;C&quot;; IF([.AE9]&gt;=0.7; &quot;C-&quot;; IF([.AE9]&gt;=0.67; &quot;D+&quot;; IF([.AE9]&gt;=0.64;&quot;D&quot;; IF([.AE9]&gt;=0.6; &quot;D-&quot;; &quot;F&quot;))))))))))))" office:value-type="string" office:string-value="D-">
            <text:p>D-</text:p>
          </table:table-cell>
          <table:table-cell table:style-name="ce21" table:formula="of:=VLOOKUP([.AF9]; [.$AL$2:.$AM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table:style-name="ce5"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9" table:formula="of:=(SUM(VLOOKUP([.B10]; [.$AI$2:.$AJ$14]; 2; 0);  VLOOKUP([.C10]; [.$AI$2:.$AJ$14]; 2; 0); VLOOKUP([.D10]; [.$AI$2:.$AJ$14]; 2; 0); VLOOKUP([.E10]; [.$AI$2:.$AJ$14]; 2; 0); VLOOKUP([.F10]; [.$AI$2:.$AJ$14]; 2; 0); VLOOKUP([.G10]; [.$AI$2:.$AJ$14]; 2; 0); VLOOKUP([.H10]; [.$AI$2:.$AJ$14]; 2; 0) ) ) / 800 * 0.3" office:value-type="float" office:value="0.24225">
            <text:p>0.24225</text:p>
          </table:table-cell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3">
            <text:p>83</text:p>
          </table:table-cell>
          <table:table-cell table:style-name="ce9" table:formula="of:=(([.K10] / 50)*0.15 + ([.L10] / 50)*0.15 + ([.M10] / 100)*0.2)" office:value-type="float" office:value="0.412">
            <text:p>0.412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8" table:formula="of:=[.I10] + [.N10] + [.V10] + [.AC10]" office:value-type="float" office:value="0.65425">
            <text:p>0.65425</text:p>
          </table:table-cell>
          <table:table-cell table:style-name="ce19" table:formula="of:=IF([.AE10]&gt;=0.9875;&quot;A+&quot;;  IF([.AE10]&gt;=0.94; &quot;A&quot;; IF([.AE10]&gt;=0.9; &quot;A-&quot;; IF([.AE10]&gt;=0.87; &quot;B+&quot;; IF([.AE10]&gt;=0.84;&quot;B&quot;; IF([.AE10]&gt;=0.8; &quot;B-&quot;; IF([.AE10]&gt;=0.77; &quot;C+&quot;; IF([.AE10]&gt;=0.74;&quot;C&quot;; IF([.AE10]&gt;=0.7; &quot;C-&quot;; IF([.AE10]&gt;=0.67; &quot;D+&quot;; IF([.AE10]&gt;=0.64;&quot;D&quot;; IF([.AE10]&gt;=0.6; &quot;D-&quot;; &quot;F&quot;))))))))))))" office:value-type="string" office:string-value="D">
            <text:p>D</text:p>
          </table:table-cell>
          <table:table-cell table:style-name="ce21" table:formula="of:=VLOOKUP([.AF10]; [.$AL$2:.$AM$14]; 2; 0)" office:value-type="float" office:value="1">
            <text:p>1</text:p>
          </table:table-cell>
          <table:table-cell/>
          <table:table-cell office:value-type="string">
            <text:p>C-</text:p>
          </table:table-cell>
          <table:table-cell table:style-name="ce5"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 office:value-type="string">
            <text:p>A+</text:p>
          </table:table-cell>
          <table:table-cell table:style-name="ce9" table:formula="of:=(SUM(VLOOKUP([.B11]; [.$AI$2:.$AJ$14]; 2; 0);  VLOOKUP([.C11]; [.$AI$2:.$AJ$14]; 2; 0); VLOOKUP([.D11]; [.$AI$2:.$AJ$14]; 2; 0); VLOOKUP([.E11]; [.$AI$2:.$AJ$14]; 2; 0); VLOOKUP([.F11]; [.$AI$2:.$AJ$14]; 2; 0); VLOOKUP([.G11]; [.$AI$2:.$AJ$14]; 2; 0); VLOOKUP([.H11]; [.$AI$2:.$AJ$14]; 2; 0) ) ) / 800 * 0.3" office:value-type="float" office:value="0.25425">
            <text:p>0.25425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2">
            <text:p>92</text:p>
          </table:table-cell>
          <table:table-cell table:style-name="ce9" table:formula="of:=(([.K11] / 50)*0.15 + ([.L11] / 50)*0.15 + ([.M11] / 100)*0.2)" office:value-type="float" office:value="0.478">
            <text:p>0.478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8" table:formula="of:=[.I11] + [.N11] + [.V11] + [.AC11]" office:value-type="float" office:value="0.73225">
            <text:p>0.73225</text:p>
          </table:table-cell>
          <table:table-cell table:style-name="ce19" table:formula="of:=IF([.AE11]&gt;=0.9875;&quot;A+&quot;;  IF([.AE11]&gt;=0.94; &quot;A&quot;; IF([.AE11]&gt;=0.9; &quot;A-&quot;; IF([.AE11]&gt;=0.87; &quot;B+&quot;; IF([.AE11]&gt;=0.84;&quot;B&quot;; IF([.AE11]&gt;=0.8; &quot;B-&quot;; IF([.AE11]&gt;=0.77; &quot;C+&quot;; IF([.AE11]&gt;=0.74;&quot;C&quot;; IF([.AE11]&gt;=0.7; &quot;C-&quot;; IF([.AE11]&gt;=0.67; &quot;D+&quot;; IF([.AE11]&gt;=0.64;&quot;D&quot;; IF([.AE11]&gt;=0.6; &quot;D-&quot;; &quot;F&quot;))))))))))))" office:value-type="string" office:string-value="C-">
            <text:p>C-</text:p>
          </table:table-cell>
          <table:table-cell table:style-name="ce21" table:formula="of:=VLOOKUP([.AF11]; [.$AL$2:.$AM$14]; 2; 0)" office:value-type="float" office:value="1.7">
            <text:p>1.7</text:p>
          </table:table-cell>
          <table:table-cell/>
          <table:table-cell office:value-type="string">
            <text:p>D+</text:p>
          </table:table-cell>
          <table:table-cell table:style-name="ce5"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 table:style-name="ce9" table:formula="of:=(SUM(VLOOKUP([.B12]; [.$AI$2:.$AJ$14]; 2; 0);  VLOOKUP([.C12]; [.$AI$2:.$AJ$14]; 2; 0); VLOOKUP([.D12]; [.$AI$2:.$AJ$14]; 2; 0); VLOOKUP([.E12]; [.$AI$2:.$AJ$14]; 2; 0); VLOOKUP([.F12]; [.$AI$2:.$AJ$14]; 2; 0); VLOOKUP([.G12]; [.$AI$2:.$AJ$14]; 2; 0); VLOOKUP([.H12]; [.$AI$2:.$AJ$14]; 2; 0) ) ) / 800 * 0.3" office:value-type="float" office:value="0.243">
            <text:p>0.24300</text:p>
          </table:table-cell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77">
            <text:p>77</text:p>
          </table:table-cell>
          <table:table-cell table:style-name="ce9" table:formula="of:=(([.K12] / 50)*0.15 + ([.L12] / 50)*0.15 + ([.M12] / 100)*0.2)" office:value-type="float" office:value="0.382">
            <text:p>0.382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/>
          <table:table-cell/>
          <table:table-cell table:style-name="ce18" table:formula="of:=[.I12] + [.N12] + [.V12] + [.AC12]" office:value-type="float" office:value="0.625">
            <text:p>0.62500</text:p>
          </table:table-cell>
          <table:table-cell table:style-name="ce19" table:formula="of:=IF([.AE12]&gt;=0.9875;&quot;A+&quot;;  IF([.AE12]&gt;=0.94; &quot;A&quot;; IF([.AE12]&gt;=0.9; &quot;A-&quot;; IF([.AE12]&gt;=0.87; &quot;B+&quot;; IF([.AE12]&gt;=0.84;&quot;B&quot;; IF([.AE12]&gt;=0.8; &quot;B-&quot;; IF([.AE12]&gt;=0.77; &quot;C+&quot;; IF([.AE12]&gt;=0.74;&quot;C&quot;; IF([.AE12]&gt;=0.7; &quot;C-&quot;; IF([.AE12]&gt;=0.67; &quot;D+&quot;; IF([.AE12]&gt;=0.64;&quot;D&quot;; IF([.AE12]&gt;=0.6; &quot;D-&quot;; &quot;F&quot;))))))))))))" office:value-type="string" office:string-value="D-">
            <text:p>D-</text:p>
          </table:table-cell>
          <table:table-cell table:style-name="ce21" table:formula="of:=VLOOKUP([.AF12]; [.$AL$2:.$AM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table:style-name="ce5"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9" table:formula="of:=(SUM(VLOOKUP([.B13]; [.$AI$2:.$AJ$14]; 2; 0);  VLOOKUP([.C13]; [.$AI$2:.$AJ$14]; 2; 0); VLOOKUP([.D13]; [.$AI$2:.$AJ$14]; 2; 0); VLOOKUP([.E13]; [.$AI$2:.$AJ$14]; 2; 0); VLOOKUP([.F13]; [.$AI$2:.$AJ$14]; 2; 0); VLOOKUP([.G13]; [.$AI$2:.$AJ$14]; 2; 0); VLOOKUP([.H13]; [.$AI$2:.$AJ$14]; 2; 0) ) ) / 800 * 0.3" office:value-type="float" office:value="0.250875">
            <text:p>0.25088</text:p>
          </table:table-cell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85">
            <text:p>85</text:p>
          </table:table-cell>
          <table:table-cell table:style-name="ce9" table:formula="of:=(([.K13] / 50)*0.15 + ([.L13] / 50)*0.15 + ([.M13] / 100)*0.2)" office:value-type="float" office:value="0.434">
            <text:p>0.434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8" table:formula="of:=[.I13] + [.N13] + [.V13] + [.AC13]" office:value-type="float" office:value="0.684875">
            <text:p>0.68488</text:p>
          </table:table-cell>
          <table:table-cell table:style-name="ce19" table:formula="of:=IF([.AE13]&gt;=0.9875;&quot;A+&quot;;  IF([.AE13]&gt;=0.94; &quot;A&quot;; IF([.AE13]&gt;=0.9; &quot;A-&quot;; IF([.AE13]&gt;=0.87; &quot;B+&quot;; IF([.AE13]&gt;=0.84;&quot;B&quot;; IF([.AE13]&gt;=0.8; &quot;B-&quot;; IF([.AE13]&gt;=0.77; &quot;C+&quot;; IF([.AE13]&gt;=0.74;&quot;C&quot;; IF([.AE13]&gt;=0.7; &quot;C-&quot;; IF([.AE13]&gt;=0.67; &quot;D+&quot;; IF([.AE13]&gt;=0.64;&quot;D&quot;; IF([.AE13]&gt;=0.6; &quot;D-&quot;; &quot;F&quot;))))))))))))" office:value-type="string" office:string-value="D+">
            <text:p>D+</text:p>
          </table:table-cell>
          <table:table-cell table:style-name="ce21" table:formula="of:=VLOOKUP([.AF13]; [.$AL$2:.$AM$14]; 2; 0)" office:value-type="float" office:value="1.3">
            <text:p>1.3</text:p>
          </table:table-cell>
          <table:table-cell/>
          <table:table-cell office:value-type="string">
            <text:p>D-</text:p>
          </table:table-cell>
          <table:table-cell table:style-name="ce5"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3" table:style-name="ce7" office:value-type="string">
            <text:p>F</text:p>
          </table:table-cell>
          <table:table-cell table:style-name="ce9" table:formula="of:=(SUM(VLOOKUP([.B14]; [.$AI$2:.$AJ$14]; 2; 0);  VLOOKUP([.C14]; [.$AI$2:.$AJ$14]; 2; 0); VLOOKUP([.D14]; [.$AI$2:.$AJ$14]; 2; 0); VLOOKUP([.E14]; [.$AI$2:.$AJ$14]; 2; 0); VLOOKUP([.F14]; [.$AI$2:.$AJ$14]; 2; 0); VLOOKUP([.G14]; [.$AI$2:.$AJ$14]; 2; 0); VLOOKUP([.H14]; [.$AI$2:.$AJ$14]; 2; 0) ) ) / 800 * 0.3" office:value-type="float" office:value="0.067125">
            <text:p>0.06713</text:p>
          </table:table-cell>
          <table:table-cell/>
          <table:table-cell table:style-name="ce5" office:value-type="float" office:value="36">
            <text:p>36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 table:formula="of:=(([.K14] / 50)*0.15 + ([.L14] / 50)*0.15 + ([.M14] / 100)*0.2)" office:value-type="float" office:value="0.108">
            <text:p>0.10800</text:p>
          </table:table-cell>
          <table:table-cell/>
          <table:table-cell table:style-name="ce5" office:value-type="string">
            <text:p>C+</text:p>
          </table:table-cell>
          <table:table-cell table:style-name="ce5" office:value-type="string">
            <text:p>F</text:p>
          </table:table-cell>
          <table:table-cell table:number-columns-repeated="4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number-columns-repeated="2" table:style-name="ce5" office:value-type="string">
            <text:p>LA</text:p>
          </table:table-cell>
          <table:table-cell table:style-name="ce9"/>
          <table:table-cell/>
          <table:table-cell table:style-name="ce18" table:formula="of:=[.I14] + [.N14] + [.V14] + [.AC14]" office:value-type="float" office:value="0.175125">
            <text:p>0.17513</text:p>
          </table:table-cell>
          <table:table-cell table:style-name="ce19" table:formula="of:=IF([.AE14]&gt;=0.9875;&quot;A+&quot;;  IF([.AE14]&gt;=0.94; &quot;A&quot;; IF([.AE14]&gt;=0.9; &quot;A-&quot;; IF([.AE14]&gt;=0.87; &quot;B+&quot;; IF([.AE14]&gt;=0.84;&quot;B&quot;; IF([.AE14]&gt;=0.8; &quot;B-&quot;; IF([.AE14]&gt;=0.77; &quot;C+&quot;; IF([.AE14]&gt;=0.74;&quot;C&quot;; IF([.AE14]&gt;=0.7; &quot;C-&quot;; IF([.AE14]&gt;=0.67; &quot;D+&quot;; IF([.AE14]&gt;=0.64;&quot;D&quot;; IF([.AE14]&gt;=0.6; &quot;D-&quot;; &quot;F&quot;))))))))))))" office:value-type="string" office:string-value="F">
            <text:p>F</text:p>
          </table:table-cell>
          <table:table-cell table:style-name="ce21" table:formula="of:=VLOOKUP([.AF14]; [.$AL$2:.$AM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table:style-name="ce5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style-name="ce6" office:value-type="string">
            <text:p>A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 table:formula="of:=(SUM(VLOOKUP([.B15]; [.$AI$2:.$AJ$14]; 2; 0);  VLOOKUP([.C15]; [.$AI$2:.$AJ$14]; 2; 0); VLOOKUP([.D15]; [.$AI$2:.$AJ$14]; 2; 0); VLOOKUP([.E15]; [.$AI$2:.$AJ$14]; 2; 0); VLOOKUP([.F15]; [.$AI$2:.$AJ$14]; 2; 0); VLOOKUP([.G15]; [.$AI$2:.$AJ$14]; 2; 0); VLOOKUP([.H15]; [.$AI$2:.$AJ$14]; 2; 0) ) ) / 800 * 0.3" office:value-type="float" office:value="0.246">
            <text:p>0.24600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5">
            <text:p>95</text:p>
          </table:table-cell>
          <table:table-cell table:style-name="ce9" table:formula="of:=(([.K15] / 50)*0.15 + ([.L15] / 50)*0.15 + ([.M15] / 100)*0.2)" office:value-type="float" office:value="0.484">
            <text:p>0.484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/>
          <table:table-cell/>
          <table:table-cell table:style-name="ce18" table:formula="of:=[.I15] + [.N15] + [.V15] + [.AC15]" office:value-type="float" office:value="0.73">
            <text:p>0.73000</text:p>
          </table:table-cell>
          <table:table-cell table:style-name="ce19" table:formula="of:=IF([.AE15]&gt;=0.9875;&quot;A+&quot;;  IF([.AE15]&gt;=0.94; &quot;A&quot;; IF([.AE15]&gt;=0.9; &quot;A-&quot;; IF([.AE15]&gt;=0.87; &quot;B+&quot;; IF([.AE15]&gt;=0.84;&quot;B&quot;; IF([.AE15]&gt;=0.8; &quot;B-&quot;; IF([.AE15]&gt;=0.77; &quot;C+&quot;; IF([.AE15]&gt;=0.74;&quot;C&quot;; IF([.AE15]&gt;=0.7; &quot;C-&quot;; IF([.AE15]&gt;=0.67; &quot;D+&quot;; IF([.AE15]&gt;=0.64;&quot;D&quot;; IF([.AE15]&gt;=0.6; &quot;D-&quot;; &quot;F&quot;))))))))))))" office:value-type="string" office:string-value="C-">
            <text:p>C-</text:p>
          </table:table-cell>
          <table:table-cell table:style-name="ce21" table:formula="of:=VLOOKUP([.AF15]; [.$AL$2:.$AM$14]; 2; 0)" office:value-type="float" office:value="1.7">
            <text:p>1.7</text:p>
          </table:table-cell>
          <table:table-cell/>
          <table:table-cell table:style-name="ce24"/>
          <table:table-cell table:style-name="ce12"/>
          <table:table-cell/>
          <table:table-cell table:style-name="ce24"/>
          <table:table-cell table:style-name="ce29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 table:formula="of:=(SUM(VLOOKUP([.B16]; [.$AI$2:.$AJ$14]; 2; 0);  VLOOKUP([.C16]; [.$AI$2:.$AJ$14]; 2; 0); VLOOKUP([.D16]; [.$AI$2:.$AJ$14]; 2; 0); VLOOKUP([.E16]; [.$AI$2:.$AJ$14]; 2; 0); VLOOKUP([.F16]; [.$AI$2:.$AJ$14]; 2; 0); VLOOKUP([.G16]; [.$AI$2:.$AJ$14]; 2; 0); VLOOKUP([.H16]; [.$AI$2:.$AJ$14]; 2; 0) ) ) / 800 * 0.3" office:value-type="float" office:value="0.231">
            <text:p>0.23100</text:p>
          </table:table-cell>
          <table:table-cell/>
          <table:table-cell table:number-columns-repeated="2" table:style-name="ce5" office:value-type="float" office:value="48">
            <text:p>48</text:p>
          </table:table-cell>
          <table:table-cell table:style-name="ce5" office:value-type="float" office:value="86">
            <text:p>86</text:p>
          </table:table-cell>
          <table:table-cell table:style-name="ce9" table:formula="of:=(([.K16] / 50)*0.15 + ([.L16] / 50)*0.15 + ([.M16] / 100)*0.2)" office:value-type="float" office:value="0.46">
            <text:p>0.460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8" table:formula="of:=[.I16] + [.N16] + [.V16] + [.AC16]" office:value-type="float" office:value="0.691">
            <text:p>0.69100</text:p>
          </table:table-cell>
          <table:table-cell table:style-name="ce19" table:formula="of:=IF([.AE16]&gt;=0.9875;&quot;A+&quot;;  IF([.AE16]&gt;=0.94; &quot;A&quot;; IF([.AE16]&gt;=0.9; &quot;A-&quot;; IF([.AE16]&gt;=0.87; &quot;B+&quot;; IF([.AE16]&gt;=0.84;&quot;B&quot;; IF([.AE16]&gt;=0.8; &quot;B-&quot;; IF([.AE16]&gt;=0.77; &quot;C+&quot;; IF([.AE16]&gt;=0.74;&quot;C&quot;; IF([.AE16]&gt;=0.7; &quot;C-&quot;; IF([.AE16]&gt;=0.67; &quot;D+&quot;; IF([.AE16]&gt;=0.64;&quot;D&quot;; IF([.AE16]&gt;=0.6; &quot;D-&quot;; &quot;F&quot;))))))))))))" office:value-type="string" office:string-value="D+">
            <text:p>D+</text:p>
          </table:table-cell>
          <table:table-cell table:style-name="ce21" table:formula="of:=VLOOKUP([.AF16]; [.$AL$2:.$AM$14]; 2; 0)" office:value-type="float" office:value="1.3">
            <text:p>1.3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 table:formula="of:=(SUM(VLOOKUP([.B17]; [.$AI$2:.$AJ$14]; 2; 0);  VLOOKUP([.C17]; [.$AI$2:.$AJ$14]; 2; 0); VLOOKUP([.D17]; [.$AI$2:.$AJ$14]; 2; 0); VLOOKUP([.E17]; [.$AI$2:.$AJ$14]; 2; 0); VLOOKUP([.F17]; [.$AI$2:.$AJ$14]; 2; 0); VLOOKUP([.G17]; [.$AI$2:.$AJ$14]; 2; 0); VLOOKUP([.H17]; [.$AI$2:.$AJ$14]; 2; 0) ) ) / 800 * 0.3" office:value-type="float" office:value="0.234375">
            <text:p>0.23438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3">
            <text:p>83</text:p>
          </table:table-cell>
          <table:table-cell table:style-name="ce9" table:formula="of:=(([.K17] / 50)*0.15 + ([.L17] / 50)*0.15 + ([.M17] / 100)*0.2)" office:value-type="float" office:value="0.418">
            <text:p>0.418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8" table:formula="of:=[.I17] + [.N17] + [.V17] + [.AC17]" office:value-type="float" office:value="0.652375">
            <text:p>0.65238</text:p>
          </table:table-cell>
          <table:table-cell table:style-name="ce19" table:formula="of:=IF([.AE17]&gt;=0.9875;&quot;A+&quot;;  IF([.AE17]&gt;=0.94; &quot;A&quot;; IF([.AE17]&gt;=0.9; &quot;A-&quot;; IF([.AE17]&gt;=0.87; &quot;B+&quot;; IF([.AE17]&gt;=0.84;&quot;B&quot;; IF([.AE17]&gt;=0.8; &quot;B-&quot;; IF([.AE17]&gt;=0.77; &quot;C+&quot;; IF([.AE17]&gt;=0.74;&quot;C&quot;; IF([.AE17]&gt;=0.7; &quot;C-&quot;; IF([.AE17]&gt;=0.67; &quot;D+&quot;; IF([.AE17]&gt;=0.64;&quot;D&quot;; IF([.AE17]&gt;=0.6; &quot;D-&quot;; &quot;F&quot;))))))))))))" office:value-type="string" office:string-value="D">
            <text:p>D</text:p>
          </table:table-cell>
          <table:table-cell table:style-name="ce21" table:formula="of:=VLOOKUP([.AF17]; [.$AL$2:.$AM$14]; 2; 0)" office:value-type="float" office:value="1">
            <text:p>1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 table:formula="of:=(SUM(VLOOKUP([.B18]; [.$AI$2:.$AJ$14]; 2; 0);  VLOOKUP([.C18]; [.$AI$2:.$AJ$14]; 2; 0); VLOOKUP([.D18]; [.$AI$2:.$AJ$14]; 2; 0); VLOOKUP([.E18]; [.$AI$2:.$AJ$14]; 2; 0); VLOOKUP([.F18]; [.$AI$2:.$AJ$14]; 2; 0); VLOOKUP([.G18]; [.$AI$2:.$AJ$14]; 2; 0); VLOOKUP([.H18]; [.$AI$2:.$AJ$14]; 2; 0) ) ) / 800 * 0.3" office:value-type="float" office:value="0.22575">
            <text:p>0.22575</text:p>
          </table:table-cell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61">
            <text:p>61</text:p>
          </table:table-cell>
          <table:table-cell table:style-name="ce9" table:formula="of:=(([.K18] / 50)*0.15 + ([.L18] / 50)*0.15 + ([.M18] / 100)*0.2)" office:value-type="float" office:value="0.359">
            <text:p>0.359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8" table:formula="of:=[.I18] + [.N18] + [.V18] + [.AC18]" office:value-type="float" office:value="0.58475">
            <text:p>0.58475</text:p>
          </table:table-cell>
          <table:table-cell table:style-name="ce19" table:formula="of:=IF([.AE18]&gt;=0.9875;&quot;A+&quot;;  IF([.AE18]&gt;=0.94; &quot;A&quot;; IF([.AE18]&gt;=0.9; &quot;A-&quot;; IF([.AE18]&gt;=0.87; &quot;B+&quot;; IF([.AE18]&gt;=0.84;&quot;B&quot;; IF([.AE18]&gt;=0.8; &quot;B-&quot;; IF([.AE18]&gt;=0.77; &quot;C+&quot;; IF([.AE18]&gt;=0.74;&quot;C&quot;; IF([.AE18]&gt;=0.7; &quot;C-&quot;; IF([.AE18]&gt;=0.67; &quot;D+&quot;; IF([.AE18]&gt;=0.64;&quot;D&quot;; IF([.AE18]&gt;=0.6; &quot;D-&quot;; &quot;F&quot;))))))))))))" office:value-type="string" office:string-value="F">
            <text:p>F</text:p>
          </table:table-cell>
          <table:table-cell table:style-name="ce21" table:formula="of:=VLOOKUP([.AF18]; [.$AL$2:.$AM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19]; [.$AI$2:.$AJ$14]; 2; 0);  VLOOKUP([.C19]; [.$AI$2:.$AJ$14]; 2; 0); VLOOKUP([.D19]; [.$AI$2:.$AJ$14]; 2; 0); VLOOKUP([.E19]; [.$AI$2:.$AJ$14]; 2; 0); VLOOKUP([.F19]; [.$AI$2:.$AJ$14]; 2; 0); VLOOKUP([.G19]; [.$AI$2:.$AJ$14]; 2; 0); VLOOKUP([.H19]; [.$AI$2:.$AJ$14]; 2; 0) ) ) / 800 * 0.3" office:value-type="float" office:value="0.16875">
            <text:p>0.16875</text:p>
          </table:table-cell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89">
            <text:p>89</text:p>
          </table:table-cell>
          <table:table-cell table:style-name="ce9" table:formula="of:=(([.K19] / 50)*0.15 + ([.L19] / 50)*0.15 + ([.M19] / 100)*0.2)" office:value-type="float" office:value="0.448">
            <text:p>0.44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16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8"/>
          <table:table-cell table:style-name="ce19"/>
          <table:table-cell table:style-name="ce21"/>
          <table:table-cell table:number-columns-repeated="988"/>
        </table:table-row>
        <table:table-row table:style-name="ro1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 table:formula="of:=(SUM(VLOOKUP([.B20]; [.$AI$2:.$AJ$14]; 2; 0);  VLOOKUP([.C20]; [.$AI$2:.$AJ$14]; 2; 0); VLOOKUP([.D20]; [.$AI$2:.$AJ$14]; 2; 0); VLOOKUP([.E20]; [.$AI$2:.$AJ$14]; 2; 0); VLOOKUP([.F20]; [.$AI$2:.$AJ$14]; 2; 0); VLOOKUP([.G20]; [.$AI$2:.$AJ$14]; 2; 0); VLOOKUP([.H20]; [.$AI$2:.$AJ$14]; 2; 0) ) ) / 800 * 0.3" office:value-type="float" office:value="0.2145">
            <text:p>0.21450</text:p>
          </table:table-cell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7">
            <text:p>97</text:p>
          </table:table-cell>
          <table:table-cell table:style-name="ce9" table:formula="of:=(([.K20] / 50)*0.15 + ([.L20] / 50)*0.15 + ([.M20] / 100)*0.2)" office:value-type="float" office:value="0.482">
            <text:p>0.482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/>
          <table:table-cell/>
          <table:table-cell table:style-name="ce18" table:formula="of:=[.I20] + [.N20] + [.V20] + [.AC20]" office:value-type="float" office:value="0.6965">
            <text:p>0.69650</text:p>
          </table:table-cell>
          <table:table-cell table:style-name="ce19" table:formula="of:=IF([.AE20]&gt;=0.9875;&quot;A+&quot;;  IF([.AE20]&gt;=0.94; &quot;A&quot;; IF([.AE20]&gt;=0.9; &quot;A-&quot;; IF([.AE20]&gt;=0.87; &quot;B+&quot;; IF([.AE20]&gt;=0.84;&quot;B&quot;; IF([.AE20]&gt;=0.8; &quot;B-&quot;; IF([.AE20]&gt;=0.77; &quot;C+&quot;; IF([.AE20]&gt;=0.74;&quot;C&quot;; IF([.AE20]&gt;=0.7; &quot;C-&quot;; IF([.AE20]&gt;=0.67; &quot;D+&quot;; IF([.AE20]&gt;=0.64;&quot;D&quot;; IF([.AE20]&gt;=0.6; &quot;D-&quot;; &quot;F&quot;))))))))))))" office:value-type="string" office:string-value="D+">
            <text:p>D+</text:p>
          </table:table-cell>
          <table:table-cell table:style-name="ce21" table:formula="of:=VLOOKUP([.AF20]; [.$AL$2:.$AM$14]; 2; 0)" office:value-type="float" office:value="1.3">
            <text:p>1.3</text:p>
          </table:table-cell>
          <table:table-cell table:number-columns-repeated="988"/>
        </table:table-row>
        <table:table-row table:style-name="ro1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 table:formula="of:=(SUM(VLOOKUP([.B21]; [.$AI$2:.$AJ$14]; 2; 0);  VLOOKUP([.C21]; [.$AI$2:.$AJ$14]; 2; 0); VLOOKUP([.D21]; [.$AI$2:.$AJ$14]; 2; 0); VLOOKUP([.E21]; [.$AI$2:.$AJ$14]; 2; 0); VLOOKUP([.F21]; [.$AI$2:.$AJ$14]; 2; 0); VLOOKUP([.G21]; [.$AI$2:.$AJ$14]; 2; 0); VLOOKUP([.H21]; [.$AI$2:.$AJ$14]; 2; 0) ) ) / 800 * 0.3" office:value-type="float" office:value="0.2445">
            <text:p>0.24450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93">
            <text:p>93</text:p>
          </table:table-cell>
          <table:table-cell table:style-name="ce9" table:formula="of:=(([.K21] / 50)*0.15 + ([.L21] / 50)*0.15 + ([.M21] / 100)*0.2)" office:value-type="float" office:value="0.468">
            <text:p>0.46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8" table:formula="of:=[.I21] + [.N21] + [.V21] + [.AC21]" office:value-type="float" office:value="0.7125">
            <text:p>0.71250</text:p>
          </table:table-cell>
          <table:table-cell table:style-name="ce19" table:formula="of:=IF([.AE21]&gt;=0.9875;&quot;A+&quot;;  IF([.AE21]&gt;=0.94; &quot;A&quot;; IF([.AE21]&gt;=0.9; &quot;A-&quot;; IF([.AE21]&gt;=0.87; &quot;B+&quot;; IF([.AE21]&gt;=0.84;&quot;B&quot;; IF([.AE21]&gt;=0.8; &quot;B-&quot;; IF([.AE21]&gt;=0.77; &quot;C+&quot;; IF([.AE21]&gt;=0.74;&quot;C&quot;; IF([.AE21]&gt;=0.7; &quot;C-&quot;; IF([.AE21]&gt;=0.67; &quot;D+&quot;; IF([.AE21]&gt;=0.64;&quot;D&quot;; IF([.AE21]&gt;=0.6; &quot;D-&quot;; &quot;F&quot;))))))))))))" office:value-type="string" office:string-value="C-">
            <text:p>C-</text:p>
          </table:table-cell>
          <table:table-cell table:style-name="ce21" table:formula="of:=VLOOKUP([.AF21]; [.$AL$2:.$AM$14]; 2; 0)" office:value-type="float" office:value="1.7">
            <text:p>1.7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3"/>
          <table:table-cell table:number-columns-repeated="9"/>
          <table:table-cell table:style-name="ce19" table:formula="of:=AVERAGE([.AE2:.AE18])" office:value-type="float" office:value="0.6120390625">
            <text:p>0.6120390625</text:p>
          </table:table-cell>
          <table:table-cell table:style-name="ce15"/>
          <table:table-cell table:style-name="ce19" table:formula="of:=AVERAGE([.AG2:.AG21])" office:value-type="float" office:value="0.794444444444444">
            <text:p>0.7944444444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 table:formula="of:=AVERAGE([.I2:.I21])" office:value-type="float" office:value="0.20833125">
            <text:p>0.20833</text:p>
          </table:table-cell>
          <table:table-cell/>
          <table:table-cell table:style-name="ce5" table:formula="of:=AVERAGE([.K2:.K21]) / 50" office:value-type="float" office:value="0.85">
            <text:p>0.85</text:p>
          </table:table-cell>
          <table:table-cell table:style-name="ce5" table:formula="of:=AVERAGE([.L2:.L21]) / 50" office:value-type="float" office:value="0.856">
            <text:p>0.856</text:p>
          </table:table-cell>
          <table:table-cell table:style-name="ce5" table:formula="of:=AVERAGE([.M2:.M21]) / 100" office:value-type="float" office:value="0.8005">
            <text:p>0.8005</text:p>
          </table:table-cell>
          <table:table-cell table:style-name="ce14" table:formula="of:=AVERAGE([.N2:.N21])" office:value-type="float" office:value="0.416">
            <text:p>0.416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ce10" table:formula="of:=[.I24]/0.3" office:value-type="float" office:value="0.6944375">
            <text:p>0.69444</text:p>
          </table:table-cell>
          <table:table-cell table:number-columns-repeated="4"/>
          <table:table-cell table:style-name="ce10" table:formula="of:=[.N24] / 0.5" office:value-type="float" office:value="0.832">
            <text:p>0.83200</text:p>
          </table:table-cell>
          <table:table-cell table:number-columns-repeated="1007"/>
        </table:table-row>
        <table:table-row table:style-name="ro2" table:number-rows-repeated="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/>
          <table:table-cell table:number-columns-repeated="1012"/>
        </table:table-row>
        <table:table-row table:style-name="ro2" table:number-rows-repeated="1048547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0000-00-00T09:47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6T11:43:15</dc:date>
    <dc:creator>Gregory Kapfhammer</dc:creator>
    <meta:editing-duration>P30DT20H25M25S</meta:editing-duration>
    <meta:editing-cycles>299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662" meta:object-count="0"/>
  </office:meta>
</office:document-meta>
</file>